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ndara Light" svg:font-family="'Candara Light'" style:font-adornments="Negrito"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68b0a"/>
    </style:style>
    <style:style style:name="P2" style:family="paragraph" style:parent-style-name="Text_20_body">
      <style:text-properties officeooo:paragraph-rsid="00355609"/>
    </style:style>
    <style:style style:name="P3" style:family="paragraph" style:parent-style-name="Text_20_body">
      <style:text-properties officeooo:paragraph-rsid="003738ad"/>
    </style:style>
    <style:style style:name="P4" style:family="paragraph" style:parent-style-name="Text_20_body">
      <style:text-properties officeooo:paragraph-rsid="003a466d"/>
    </style:style>
    <style:style style:name="P5" style:family="paragraph" style:parent-style-name="Text_20_body">
      <style:text-properties officeooo:rsid="0038a756" officeooo:paragraph-rsid="003a466d"/>
    </style:style>
    <style:style style:name="P6" style:family="paragraph" style:parent-style-name="Text_20_body">
      <style:text-properties officeooo:paragraph-rsid="003abf28"/>
    </style:style>
    <style:style style:name="P7" style:family="paragraph" style:parent-style-name="Text_20_body">
      <style:text-properties officeooo:paragraph-rsid="003eb094"/>
    </style:style>
    <style:style style:name="P8" style:family="paragraph" style:parent-style-name="Text_20_body">
      <style:text-properties officeooo:rsid="003abf28" officeooo:paragraph-rsid="003eb094"/>
    </style:style>
    <style:style style:name="P9" style:family="paragraph" style:parent-style-name="Text_20_body">
      <style:text-properties officeooo:paragraph-rsid="0059bebb"/>
    </style:style>
    <style:style style:name="P10" style:family="paragraph" style:parent-style-name="Text_20_body">
      <style:text-properties officeooo:rsid="00646fbf" officeooo:paragraph-rsid="00646fbf"/>
    </style:style>
    <style:style style:name="P11" style:family="paragraph" style:parent-style-name="Text_20_body">
      <style:text-properties officeooo:paragraph-rsid="0066d2d9"/>
    </style:style>
    <style:style style:name="P12" style:family="paragraph" style:parent-style-name="Text_20_body">
      <style:text-properties officeooo:paragraph-rsid="007e8822"/>
    </style:style>
    <style:style style:name="P13" style:family="paragraph" style:parent-style-name="Text_20_body">
      <style:text-properties officeooo:rsid="008061c8" officeooo:paragraph-rsid="008061c8"/>
    </style:style>
    <style:style style:name="P14" style:family="paragraph" style:parent-style-name="Text_20_body">
      <style:text-properties officeooo:rsid="00823fe0" officeooo:paragraph-rsid="00823fe0"/>
    </style:style>
    <style:style style:name="P15" style:family="paragraph" style:parent-style-name="Text_20_body">
      <style:text-properties style:font-name="Liberation Sans" officeooo:rsid="0066d2d9" officeooo:paragraph-rsid="0066d2d9"/>
    </style:style>
    <style:style style:name="P16" style:family="paragraph" style:parent-style-name="Text_20_body">
      <style:text-properties officeooo:paragraph-rsid="0083d5b4"/>
    </style:style>
    <style:style style:name="P17" style:family="paragraph" style:parent-style-name="Text_20_body">
      <style:text-properties officeooo:paragraph-rsid="00865926"/>
    </style:style>
    <style:style style:name="P18" style:family="paragraph" style:parent-style-name="Text_20_body">
      <style:text-properties officeooo:paragraph-rsid="00982a1c"/>
    </style:style>
    <style:style style:name="P19" style:family="paragraph" style:parent-style-name="Text_20_body">
      <style:text-properties officeooo:paragraph-rsid="00c8a4db"/>
    </style:style>
    <style:style style:name="P20" style:family="paragraph" style:parent-style-name="Text_20_body">
      <style:text-properties officeooo:rsid="00ca9531" officeooo:paragraph-rsid="00ca9531"/>
    </style:style>
    <style:style style:name="P21" style:family="paragraph" style:parent-style-name="Text_20_body">
      <style:text-properties officeooo:rsid="00d32566" officeooo:paragraph-rsid="00d32566"/>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71878c"/>
    </style:style>
    <style:style style:name="P24" style:family="paragraph" style:parent-style-name="Standard">
      <style:paragraph-properties fo:text-align="justify" style:justify-single-word="false"/>
      <style:text-properties officeooo:rsid="0071878c" officeooo:paragraph-rsid="0071878c"/>
    </style:style>
    <style:style style:name="P25" style:family="paragraph" style:parent-style-name="Heading_20_1">
      <style:text-properties style:font-name="Candara Light" fo:font-size="21pt" fo:font-weight="bold" style:font-name-asian="Microsoft YaHei" style:font-size-asian="18.2000007629395pt" style:font-weight-asian="bold" style:font-name-complex="Arial" style:font-size-complex="18.2000007629395pt" style:font-weight-complex="bold"/>
    </style:style>
    <style:style style:name="P26" style:family="paragraph" style:parent-style-name="Heading_20_2">
      <style:text-properties officeooo:rsid="003738ad" officeooo:paragraph-rsid="003738ad"/>
    </style:style>
    <style:style style:name="P27" style:family="paragraph" style:parent-style-name="Heading_20_2">
      <style:text-properties style:font-name="Candara Light" fo:font-size="19.6000003814697pt" fo:font-weight="bold" officeooo:rsid="004baa6a" officeooo:paragraph-rsid="004c0c99" style:font-name-asian="Microsoft YaHei" style:font-size-asian="16.1000003814697pt" style:font-weight-asian="bold" style:font-name-complex="Arial" style:font-size-complex="16.1000003814697pt" style:font-weight-complex="bold"/>
    </style:style>
    <style:style style:name="P28" style:family="paragraph" style:parent-style-name="Heading_20_3">
      <style:text-properties officeooo:rsid="003a466d" officeooo:paragraph-rsid="003a466d"/>
    </style:style>
    <style:style style:name="P29" style:family="paragraph" style:parent-style-name="Heading_20_3">
      <style:text-properties style:font-name="Candara Light" fo:font-size="18.2000007629395pt" fo:font-weight="bold" officeooo:rsid="0065accc" style:font-name-asian="Microsoft YaHei" style:font-size-asian="14.1000003814697pt" style:font-weight-asian="bold" style:font-name-complex="Arial" style:font-size-complex="14.1000003814697pt" style:font-weight-complex="bold"/>
    </style:style>
    <style:style style:name="P30" style:family="paragraph" style:parent-style-name="Standard" style:list-style-name="L6">
      <style:paragraph-properties fo:text-align="justify" style:justify-single-word="false"/>
      <style:text-properties style:font-name="Liberation Sans" officeooo:rsid="00736084" officeooo:paragraph-rsid="00736084"/>
    </style:style>
    <style:style style:name="P31" style:family="paragraph" style:parent-style-name="Text_20_body" style:list-style-name="L1">
      <style:text-properties style:font-name="Liberation Sans" officeooo:rsid="0027844c" officeooo:paragraph-rsid="0027844c"/>
    </style:style>
    <style:style style:name="P32" style:family="paragraph" style:parent-style-name="Text_20_body" style:list-style-name="L1">
      <style:text-properties style:font-name="Liberation Sans" officeooo:rsid="002b0ff4" officeooo:paragraph-rsid="002b0ff4"/>
    </style:style>
    <style:style style:name="P33" style:family="paragraph" style:parent-style-name="Text_20_body" style:list-style-name="L1">
      <style:text-properties officeooo:rsid="0028f052" officeooo:paragraph-rsid="0028f052"/>
    </style:style>
    <style:style style:name="P34" style:family="paragraph" style:parent-style-name="Text_20_body" style:list-style-name="L1">
      <style:text-properties officeooo:rsid="002b0ff4" officeooo:paragraph-rsid="002b0ff4"/>
    </style:style>
    <style:style style:name="P35" style:family="paragraph" style:parent-style-name="Text_20_body" style:list-style-name="L1">
      <style:text-properties officeooo:rsid="002ca7d7" officeooo:paragraph-rsid="002ca7d7"/>
    </style:style>
    <style:style style:name="P36" style:family="paragraph" style:parent-style-name="Text_20_body" style:list-style-name="L2"/>
    <style:style style:name="P37" style:family="paragraph" style:parent-style-name="Text_20_body" style:list-style-name="L2">
      <style:text-properties officeooo:rsid="00355609" officeooo:paragraph-rsid="00355609"/>
    </style:style>
    <style:style style:name="P38" style:family="paragraph" style:parent-style-name="Text_20_body" style:list-style-name="L3">
      <style:text-properties officeooo:rsid="00355609" officeooo:paragraph-rsid="00355609"/>
    </style:style>
    <style:style style:name="P39" style:family="paragraph" style:parent-style-name="Text_20_body" style:list-style-name="L3">
      <style:text-properties officeooo:paragraph-rsid="00355609"/>
    </style:style>
    <style:style style:name="P40" style:family="paragraph" style:parent-style-name="Text_20_body" style:list-style-name="L4">
      <style:text-properties officeooo:rsid="00401e19" officeooo:paragraph-rsid="00401e19"/>
    </style:style>
    <style:style style:name="P41" style:family="paragraph" style:parent-style-name="Text_20_body" style:list-style-name="L5">
      <style:text-properties officeooo:paragraph-rsid="004a4125"/>
    </style:style>
    <style:style style:name="P42" style:family="paragraph" style:parent-style-name="Text_20_body" style:list-style-name="L5">
      <style:text-properties officeooo:rsid="00421961" officeooo:paragraph-rsid="00421961"/>
    </style:style>
    <style:style style:name="P43" style:family="paragraph" style:parent-style-name="Text_20_body" style:list-style-name="L5">
      <style:text-properties officeooo:rsid="004a4125" officeooo:paragraph-rsid="004a4125"/>
    </style:style>
    <style:style style:name="P44" style:family="paragraph" style:parent-style-name="Text_20_body" style:list-style-name="L5">
      <style:text-properties officeooo:rsid="004ab5b4" officeooo:paragraph-rsid="004ab5b4"/>
    </style:style>
    <style:style style:name="P45" style:family="paragraph" style:parent-style-name="Text_20_body" style:list-style-name="L7">
      <style:text-properties officeooo:paragraph-rsid="009121c4"/>
    </style:style>
    <style:style style:name="P46" style:family="paragraph" style:parent-style-name="Text_20_body" style:list-style-name="L7">
      <style:text-properties officeooo:rsid="009121c4" officeooo:paragraph-rsid="009121c4"/>
    </style:style>
    <style:style style:name="P47" style:family="paragraph" style:parent-style-name="Text_20_body" style:list-style-name="L7">
      <style:text-properties officeooo:rsid="0091c8cd" officeooo:paragraph-rsid="0091c8cd"/>
    </style:style>
    <style:style style:name="P48" style:family="paragraph" style:parent-style-name="Text_20_body" style:list-style-name="L7">
      <style:text-properties officeooo:rsid="0094d90e" officeooo:paragraph-rsid="0094d90e"/>
    </style:style>
    <style:style style:name="P49" style:family="paragraph" style:parent-style-name="Text_20_body" style:list-style-name="L7">
      <style:text-properties officeooo:rsid="0096f7c6" officeooo:paragraph-rsid="0096f7c6"/>
    </style:style>
    <style:style style:name="P50" style:family="paragraph" style:parent-style-name="Text_20_body" style:list-style-name="L8">
      <style:text-properties officeooo:rsid="00cce3fc" officeooo:paragraph-rsid="00cce3fc"/>
    </style:style>
    <style:style style:name="P51" style:family="paragraph" style:parent-style-name="Text_20_body" style:list-style-name="L8">
      <style:text-properties officeooo:rsid="00ce9c6d" officeooo:paragraph-rsid="00ce9c6d"/>
    </style:style>
    <style:style style:name="P52" style:family="paragraph" style:parent-style-name="Text_20_body" style:list-style-name="L8">
      <style:text-properties officeooo:rsid="00cf6102" officeooo:paragraph-rsid="00cf6102"/>
    </style:style>
    <style:style style:name="P53" style:family="paragraph" style:parent-style-name="Text_20_body" style:list-style-name="L8">
      <style:text-properties officeooo:rsid="00d04b55" officeooo:paragraph-rsid="00d04b55"/>
    </style:style>
    <style:style style:name="P54" style:family="paragraph" style:parent-style-name="Text_20_body" style:list-style-name="L8">
      <style:text-properties officeooo:rsid="00d1dbcb" officeooo:paragraph-rsid="00d1dbcb"/>
    </style:style>
    <style:style style:name="P55" style:family="paragraph" style:parent-style-name="Text_20_body" style:list-style-name="L9">
      <style:text-properties officeooo:rsid="00db3ea7" officeooo:paragraph-rsid="00db3ea7"/>
    </style:style>
    <style:style style:name="P56" style:family="paragraph" style:parent-style-name="Text_20_body" style:list-style-name="L9">
      <style:text-properties officeooo:rsid="00db7288" officeooo:paragraph-rsid="00db7288"/>
    </style:style>
    <style:style style:name="P57" style:family="paragraph" style:parent-style-name="Text_20_body">
      <style:text-properties officeooo:paragraph-rsid="00c8a4db"/>
    </style:style>
    <style:style style:name="T1" style:family="text">
      <style:text-properties officeooo:rsid="00226259"/>
    </style:style>
    <style:style style:name="T2" style:family="text">
      <style:text-properties style:font-name="Liberation Sans"/>
    </style:style>
    <style:style style:name="T3" style:family="text">
      <style:text-properties style:font-name="Liberation Sans" officeooo:rsid="00226259"/>
    </style:style>
    <style:style style:name="T4" style:family="text">
      <style:text-properties style:font-name="Liberation Sans" officeooo:rsid="0023a8b2"/>
    </style:style>
    <style:style style:name="T5" style:family="text">
      <style:text-properties style:font-name="Liberation Sans" officeooo:rsid="002adfc8"/>
    </style:style>
    <style:style style:name="T6" style:family="text">
      <style:text-properties style:font-name="Liberation Sans" officeooo:rsid="002c182d"/>
    </style:style>
    <style:style style:name="T7" style:family="text">
      <style:text-properties style:font-name="Liberation Sans" officeooo:rsid="002ddc63"/>
    </style:style>
    <style:style style:name="T8" style:family="text">
      <style:text-properties style:font-name="Liberation Sans" officeooo:rsid="002fae36"/>
    </style:style>
    <style:style style:name="T9" style:family="text">
      <style:text-properties style:font-name="Liberation Sans" officeooo:rsid="00317fe3"/>
    </style:style>
    <style:style style:name="T10" style:family="text">
      <style:text-properties style:font-name="Liberation Sans" officeooo:rsid="00334290"/>
    </style:style>
    <style:style style:name="T11" style:family="text">
      <style:text-properties style:font-name="Liberation Sans" officeooo:rsid="003511e3"/>
    </style:style>
    <style:style style:name="T12" style:family="text">
      <style:text-properties style:font-name="Liberation Sans" officeooo:rsid="00355609"/>
    </style:style>
    <style:style style:name="T13" style:family="text">
      <style:text-properties style:font-name="Liberation Sans" officeooo:rsid="0036d46a"/>
    </style:style>
    <style:style style:name="T14" style:family="text">
      <style:text-properties style:font-name="Liberation Sans" officeooo:rsid="003d1694"/>
    </style:style>
    <style:style style:name="T15" style:family="text">
      <style:text-properties style:font-name="Liberation Sans" officeooo:rsid="004a4125"/>
    </style:style>
    <style:style style:name="T16" style:family="text">
      <style:text-properties style:font-name="Liberation Sans" officeooo:rsid="0055d25c"/>
    </style:style>
    <style:style style:name="T17" style:family="text">
      <style:text-properties style:font-name="Liberation Sans" officeooo:rsid="0056ed25"/>
    </style:style>
    <style:style style:name="T18" style:family="text">
      <style:text-properties style:font-name="Liberation Sans" officeooo:rsid="0058b9ef"/>
    </style:style>
    <style:style style:name="T19" style:family="text">
      <style:text-properties style:font-name="Liberation Sans" officeooo:rsid="0059bebb"/>
    </style:style>
    <style:style style:name="T20" style:family="text">
      <style:text-properties style:font-name="Liberation Sans" officeooo:rsid="005ace54"/>
    </style:style>
    <style:style style:name="T21" style:family="text">
      <style:text-properties style:font-name="Liberation Sans" officeooo:rsid="005c118a"/>
    </style:style>
    <style:style style:name="T22" style:family="text">
      <style:text-properties style:font-name="Liberation Sans" officeooo:rsid="005cbca9"/>
    </style:style>
    <style:style style:name="T23" style:family="text">
      <style:text-properties style:font-name="Liberation Sans" officeooo:rsid="005e6313"/>
    </style:style>
    <style:style style:name="T24" style:family="text">
      <style:text-properties style:font-name="Liberation Sans" officeooo:rsid="00604d7a"/>
    </style:style>
    <style:style style:name="T25" style:family="text">
      <style:text-properties style:font-name="Liberation Sans" officeooo:rsid="00629bc0"/>
    </style:style>
    <style:style style:name="T26" style:family="text">
      <style:text-properties style:font-name="Liberation Sans" officeooo:rsid="00646fbf"/>
    </style:style>
    <style:style style:name="T27" style:family="text">
      <style:text-properties style:font-name="Liberation Sans" officeooo:rsid="0065accc"/>
    </style:style>
    <style:style style:name="T28" style:family="text">
      <style:text-properties style:font-name="Liberation Sans" officeooo:rsid="0066d2d9"/>
    </style:style>
    <style:style style:name="T29" style:family="text">
      <style:text-properties style:font-name="Liberation Sans" officeooo:rsid="0068a59b"/>
    </style:style>
    <style:style style:name="T30" style:family="text">
      <style:text-properties style:font-name="Liberation Sans" officeooo:rsid="006967c5"/>
    </style:style>
    <style:style style:name="T31" style:family="text">
      <style:text-properties style:font-name="Liberation Sans" officeooo:rsid="00703e82"/>
    </style:style>
    <style:style style:name="T32" style:family="text">
      <style:text-properties style:font-name="Liberation Sans" officeooo:rsid="0071878c"/>
    </style:style>
    <style:style style:name="T33" style:family="text">
      <style:text-properties style:font-name="Liberation Sans" officeooo:rsid="00736084"/>
    </style:style>
    <style:style style:name="T34" style:family="text">
      <style:text-properties style:font-name="Liberation Sans" officeooo:rsid="0073aca9"/>
    </style:style>
    <style:style style:name="T35" style:family="text">
      <style:text-properties style:font-name="Liberation Sans" officeooo:rsid="007e5b77"/>
    </style:style>
    <style:style style:name="T36" style:family="text">
      <style:text-properties style:font-name="Liberation Sans" officeooo:rsid="007e8822"/>
    </style:style>
    <style:style style:name="T37" style:family="text">
      <style:text-properties style:font-name="Liberation Sans" officeooo:rsid="007f4c8d"/>
    </style:style>
    <style:style style:name="T38" style:family="text">
      <style:text-properties style:font-name="Liberation Sans" officeooo:rsid="00823fe0"/>
    </style:style>
    <style:style style:name="T39" style:family="text">
      <style:text-properties style:font-name="Liberation Sans" officeooo:rsid="0083d5b4"/>
    </style:style>
    <style:style style:name="T40" style:family="text">
      <style:text-properties style:font-name="Liberation Sans" officeooo:rsid="008573a5"/>
    </style:style>
    <style:style style:name="T41" style:family="text">
      <style:text-properties style:font-name="Liberation Sans" officeooo:rsid="00860445"/>
    </style:style>
    <style:style style:name="T42" style:family="text">
      <style:text-properties style:font-name="Liberation Sans" officeooo:rsid="009121c4"/>
    </style:style>
    <style:style style:name="T43" style:family="text">
      <style:text-properties style:font-name="Liberation Sans" officeooo:rsid="0091c8cd"/>
    </style:style>
    <style:style style:name="T44" style:family="text">
      <style:text-properties style:font-name="Liberation Sans" officeooo:rsid="009391fd"/>
    </style:style>
    <style:style style:name="T45" style:family="text">
      <style:text-properties style:font-name="Liberation Sans" officeooo:rsid="0094d90e"/>
    </style:style>
    <style:style style:name="T46" style:family="text">
      <style:text-properties style:font-name="Liberation Sans" officeooo:rsid="00956aa1"/>
    </style:style>
    <style:style style:name="T47" style:family="text">
      <style:text-properties style:font-name="Liberation Sans" officeooo:rsid="00977241"/>
    </style:style>
    <style:style style:name="T48" style:family="text">
      <style:text-properties style:font-name="Liberation Sans" officeooo:rsid="00982a1c"/>
    </style:style>
    <style:style style:name="T49" style:family="text">
      <style:text-properties style:font-name="Liberation Sans" officeooo:rsid="0096f7c6"/>
    </style:style>
    <style:style style:name="T50" style:family="text">
      <style:text-properties style:font-name="Liberation Sans" officeooo:rsid="00999f94"/>
    </style:style>
    <style:style style:name="T51" style:family="text">
      <style:text-properties style:font-name="Liberation Sans" officeooo:rsid="00c8a4db"/>
    </style:style>
    <style:style style:name="T52" style:family="text">
      <style:text-properties style:font-name="Liberation Sans" officeooo:rsid="00de2fb9"/>
    </style:style>
    <style:style style:name="T53" style:family="text">
      <style:text-properties style:font-name="Liberation Sans" officeooo:rsid="00deb6da"/>
    </style:style>
    <style:style style:name="T54" style:family="text">
      <style:text-properties style:font-name="Liberation Sans" officeooo:rsid="00dff6f7"/>
    </style:style>
    <style:style style:name="T55" style:family="text">
      <style:text-properties style:font-name="Liberation Sans" officeooo:rsid="00e082e8"/>
    </style:style>
    <style:style style:name="T56" style:family="text">
      <style:text-properties style:font-name="Liberation Sans" officeooo:rsid="00e1a981"/>
    </style:style>
    <style:style style:name="T57" style:family="text">
      <style:text-properties officeooo:rsid="002ddc63"/>
    </style:style>
    <style:style style:name="T58" style:family="text">
      <style:text-properties officeooo:rsid="0025d93b"/>
    </style:style>
    <style:style style:name="T59" style:family="text">
      <style:text-properties officeooo:rsid="002fae36"/>
    </style:style>
    <style:style style:name="T60" style:family="text">
      <style:text-properties officeooo:rsid="00355609"/>
    </style:style>
    <style:style style:name="T61" style:family="text">
      <style:text-properties style:font-name="Candara Light" fo:font-size="21pt" fo:font-weight="bold" style:font-name-asian="Microsoft YaHei" style:font-size-asian="18.2000007629395pt" style:font-weight-asian="bold" style:font-name-complex="Arial" style:font-size-complex="18.2000007629395pt" style:font-weight-complex="bold"/>
    </style:style>
    <style:style style:name="T62" style:family="text">
      <style:text-properties style:font-name="Candara Light" fo:font-size="21pt" fo:font-weight="bold" officeooo:rsid="003511e3" style:font-name-asian="Microsoft YaHei" style:font-size-asian="18.2000007629395pt" style:font-weight-asian="bold" style:font-name-complex="Arial" style:font-size-complex="18.2000007629395pt" style:font-weight-complex="bold"/>
    </style:style>
    <style:style style:name="T63" style:family="text">
      <style:text-properties style:font-name="Candara Light" fo:font-size="18.2000007629395pt" fo:font-weight="bold" officeooo:rsid="0065accc" style:font-name-asian="Microsoft YaHei" style:font-size-asian="14.1000003814697pt" style:font-weight-asian="bold" style:font-name-complex="Arial" style:font-size-complex="14.1000003814697pt" style:font-weight-complex="bold"/>
    </style:style>
    <style:style style:name="T64" style:family="text">
      <style:text-properties style:font-name="Candara Light" fo:font-size="18.2000007629395pt" fo:font-weight="bold" officeooo:rsid="0071878c" style:font-name-asian="Microsoft YaHei" style:font-size-asian="14.1000003814697pt" style:font-weight-asian="bold" style:font-name-complex="Arial" style:font-size-complex="14.1000003814697pt" style:font-weight-complex="bold"/>
    </style:style>
    <style:style style:name="T65" style:family="text">
      <style:text-properties officeooo:rsid="0036d46a"/>
    </style:style>
    <style:style style:name="T66" style:family="text">
      <style:text-properties officeooo:rsid="003738ad"/>
    </style:style>
    <style:style style:name="T67" style:family="text">
      <style:text-properties officeooo:rsid="0038a756"/>
    </style:style>
    <style:style style:name="T68" style:family="text">
      <style:text-properties officeooo:rsid="003c4d5c"/>
    </style:style>
    <style:style style:name="T69" style:family="text">
      <style:text-properties officeooo:rsid="003abf28"/>
    </style:style>
    <style:style style:name="T70" style:family="text">
      <style:text-properties officeooo:rsid="003eb094"/>
    </style:style>
    <style:style style:name="T71" style:family="text">
      <style:text-properties officeooo:rsid="00421961"/>
    </style:style>
    <style:style style:name="T72" style:family="text">
      <style:text-properties officeooo:rsid="00317fe3"/>
    </style:style>
    <style:style style:name="T73" style:family="text">
      <style:text-properties officeooo:rsid="004a4125"/>
    </style:style>
    <style:style style:name="T74" style:family="text">
      <style:text-properties officeooo:rsid="004c0c99"/>
    </style:style>
    <style:style style:name="T75" style:family="text">
      <style:text-properties officeooo:rsid="004dde2f"/>
    </style:style>
    <style:style style:name="T76" style:family="text">
      <style:text-properties officeooo:rsid="00553e94"/>
    </style:style>
    <style:style style:name="T77" style:family="text">
      <style:text-properties officeooo:rsid="0055c800"/>
    </style:style>
    <style:style style:name="T78" style:family="text">
      <style:text-properties officeooo:rsid="0055d25c"/>
    </style:style>
    <style:style style:name="T79" style:family="text">
      <style:text-properties officeooo:rsid="0065accc"/>
    </style:style>
    <style:style style:name="T80" style:family="text">
      <style:text-properties officeooo:rsid="0071878c"/>
    </style:style>
    <style:style style:name="T81" style:family="text">
      <style:text-properties officeooo:rsid="007d5385"/>
    </style:style>
    <style:style style:name="T82" style:family="text">
      <style:text-properties officeooo:rsid="007e5b77"/>
    </style:style>
    <style:style style:name="T83" style:family="text">
      <style:text-properties officeooo:rsid="007e8822"/>
    </style:style>
    <style:style style:name="T84" style:family="text">
      <style:text-properties officeooo:rsid="0080114a"/>
    </style:style>
    <style:style style:name="T85" style:family="text">
      <style:text-properties officeooo:rsid="008011c3"/>
    </style:style>
    <style:style style:name="T86" style:family="text">
      <style:text-properties officeooo:rsid="0080b387"/>
    </style:style>
    <style:style style:name="T87" style:family="text">
      <style:text-properties officeooo:rsid="00823fe0"/>
    </style:style>
    <style:style style:name="T88" style:family="text">
      <style:text-properties officeooo:rsid="0083d5b4"/>
    </style:style>
    <style:style style:name="T89" style:family="text">
      <style:text-properties officeooo:rsid="008573a5"/>
    </style:style>
    <style:style style:name="T90" style:family="text">
      <style:text-properties officeooo:rsid="00865926"/>
    </style:style>
    <style:style style:name="T91" style:family="text">
      <style:text-properties officeooo:rsid="008f899d"/>
    </style:style>
    <style:style style:name="T92" style:family="text">
      <style:text-properties officeooo:rsid="009121c4"/>
    </style:style>
    <style:style style:name="T93" style:family="text">
      <style:text-properties officeooo:rsid="00999f94"/>
    </style:style>
    <style:style style:name="T94" style:family="text">
      <style:text-properties officeooo:rsid="00982a1c"/>
    </style:style>
    <style:style style:name="T95" style:family="text">
      <style:text-properties officeooo:rsid="00a87de4"/>
    </style:style>
    <style:style style:name="T96" style:family="text">
      <style:text-properties officeooo:rsid="00aaf4a0"/>
    </style:style>
    <style:style style:name="T97" style:family="text">
      <style:text-properties officeooo:rsid="00bedf89"/>
    </style:style>
    <style:style style:name="T98" style:family="text">
      <style:text-properties officeooo:rsid="00c0bb81"/>
    </style:style>
    <style:style style:name="T99" style:family="text">
      <style:text-properties officeooo:rsid="00c30508"/>
    </style:style>
    <style:style style:name="T100" style:family="text">
      <style:text-properties officeooo:rsid="00c8a4db"/>
    </style:style>
    <style:style style:name="T101" style:family="text">
      <style:text-properties officeooo:rsid="00cb37bd"/>
    </style:style>
    <style:style style:name="T102" style:family="text">
      <style:text-properties officeooo:rsid="00ce9c6d"/>
    </style:style>
    <style:style style:name="T103" style:family="text">
      <style:text-properties officeooo:rsid="00d46312"/>
    </style:style>
    <style:style style:name="T104" style:family="text">
      <style:text-properties officeooo:rsid="00d64b7a"/>
    </style:style>
    <style:style style:name="T105" style:family="text">
      <style:text-properties officeooo:rsid="00d750e9"/>
    </style:style>
    <style:style style:name="T106" style:family="text">
      <style:text-properties officeooo:rsid="00db3ea7"/>
    </style:style>
    <style:style style:name="T107" style:family="text">
      <style:text-properties officeooo:rsid="00dc6e83"/>
    </style:style>
    <style:style style:name="T108" style:family="text">
      <style:text-properties officeooo:rsid="00de2fb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I</text:h>
      <text:p text:style-name="Text_20_body"><text:tab/><text:span text:style-name="T1">Uma API é um software que possui um conjunto de funções que servem como intermediários ao acesso de uma funcionalidade. API é um termo amplo, é simplesmente uma interface para acessar outro sistema.</text:span></text:p>
      <text:p text:style-name="P1"><text:tab/><text:span text:style-name="T3">Um web service é uma API que fornece sua interface via internet, ou seja, que tem sua comunicação feita via web. Todo web service é um API, mas nem toda API é um web service. </text:span><text:span text:style-name="T4">Um web service pode ser consumido por outras APIs, por aplicativos, por usuários, etc</text:span></text:p>
      <text:h text:style-name="P25" text:outline-level="1"><text:span text:style-name="T58">S</text:span>pring</text:h>
      <text:list xml:id="list2659489129" text:style-name="L1">
        <text:list-item>
          <text:p text:style-name="P31">O container é a mesma coisa que o SpringContext</text:p>
        </text:list-item>
        <text:list-item>
          <text:p text:style-name="P33"><text:span text:style-name="T2">Quando uma classe tem mais de um construtor e nenhum deles é o padrão o Spring ficará confuso e dará erro ao instanciar o objeto no IoC. A solução é anotar o construtor que deve ser usado pelo Spring com autowired</text:span><text:span text:style-name="T5">. Se uma classe só tem um construtor ele será usado pelo Spring</text:span></text:p>
        </text:list-item>
        <text:list-item>
          <text:p text:style-name="P34"><text:span text:style-name="T5">U</text:span><text:span text:style-name="T2">sar DI no atributo dificulta os testes</text:span></text:p>
        </text:list-item>
        <text:list-item>
          <text:p text:style-name="P32">O atributo required = false define que um bean é opcional e ele não dará quando não passado</text:p>
        </text:list-item>
        <text:list-item>
          <text:p text:style-name="P34"><text:span text:style-name="T2">É possível fazer DI e de uma lista de beans, basta definir vários beans e injetá-los em uma collection </text:span><text:span text:style-name="T6">com o tipo da interface</text:span></text:p>
        </text:list-item>
        <text:list-item>
          <text:p text:style-name="P35"><text:span text:style-name="T6">Q</text:span><text:span text:style-name="T2">uando um bean é definido para um profile específico ele sequer é instanciado, é como se ele nunca existisse, possibilitando definir um bean para o ambiente X e outro para ao ambiente Y com polimorfismo.</text:span></text:p>
        </text:list-item>
      </text:list>
      <text:h text:style-name="Heading_20_2" text:outline-level="2">A<text:span text:style-name="T57">greggate</text:span></text:h>
      <text:p text:style-name="Text_20_body"><text:tab/><text:span text:style-name="T7">G</text:span><text:span text:style-name="T57">rupo de objetos de domínio que podem ser tratados como uma unidade. Um exemplo de agreggate é um pedido e seus itens. Não é possível </text:span><text:span text:style-name="T7">e</text:span><text:span text:style-name="T8">xistir</text:span><text:span text:style-name="T57"> um pedido sem itens e vice-versa.</text:span></text:p>
      <text:p text:style-name="Text_20_body"><text:tab/><text:span text:style-name="T59">Nesse exemplo o pedido é o agreggate root, é a partir dele que tudo vai se juntar para formar uma coisa só. Só existe um agreggate root em um agreggate, qualquer objeto que queria refer</text:span><text:span text:style-name="T8">enciar um membro do agreggate deve referência o root e nunca os outros elementos. Ainda é possível que um objeto do agreggate referencie outros objetos.</text:span></text:p>
      <text:p text:style-name="Text_20_body"><text:span text:style-name="T8"><text:tab/>Seguindo um exemplo: caso um objeto Cliente queira referenciar um agreggate ele não deve referenciar um item do pedido, mas o pedido em si, porém os itens do pedido podem referenciar um produto sem quebrar a regra. </text:span><text:span text:style-name="T9">Isso é feito para que garantir a integridade do agregado.</text:span></text:p>
      <text:h text:style-name="Heading_20_2" text:outline-level="2"><text:soft-page-break/><text:span text:style-name="T72">R</text:span>epository</text:h>
      <text:p text:style-name="Text_20_body"><text:span text:style-name="T2"><text:tab/></text:span><text:span text:style-name="T10">É um padrão de projeto (do domínio) que define um objeto responsável por abstrair os mecanismos de persistência usados para fazer CRUD de uma entidade. Um repository deve ser uma interface </text:span><text:span text:style-name="T11">e ficar junto das classes de domínio, já as implementações devem ficar em um pacote separado.</text:span></text:p>
      <text:h text:style-name="Heading_20_1" text:outline-level="1"><text:span text:style-name="T62">R</text:span><text:span text:style-name="T61">EST</text:span></text:h>
      <text:p text:style-name="P2"><text:tab/><text:span text:style-name="T60">É um padrão arquitetural para desenvolvimento de APIs WEB criado no final do século passado por ROY. O padrão REST é baseado em regras chamadas de constraints. As vantagens de REST são:</text:span></text:p>
      <text:list xml:id="list2041397084" text:style-name="L2">
        <text:list-item>
          <text:p text:style-name="P36">Independência entre cliente e servidor: <text:span text:style-name="T60">um cliente ou servidor pode ser substituído sem a necessidade de nenhuma alteração, desde que a interface seja a mesma</text:span></text:p>
        </text:list-item>
        <text:list-item>
          <text:p text:style-name="P37">Escabilidade: Uma vez que REST não guarda “nada” no servidor é simples escalar adicionando um servidor sem a necessidade de copiar dados e coisas do tipo</text:p>
        </text:list-item>
        <text:list-item>
          <text:p text:style-name="P37">Independência de linguagem</text:p>
        </text:list-item>
        <text:list-item>
          <text:p text:style-name="P37">Facilidade de integração entre empresas</text:p>
        </text:list-item>
      </text:list>
      <text:h text:style-name="Heading_20_2" text:outline-level="2">Constraints</text:h>
      <text:list xml:id="list1498495436" text:style-name="L3">
        <text:list-item>
          <text:p text:style-name="P38">Cliente-servidor</text:p>
        </text:list-item>
        <text:list-item>
          <text:p text:style-name="P38">Stateless: A aplicação não possui estado. Cada requisição contém tudo que é necessário para a resposta, o servidor não guardará informações sobre o cliente</text:p>
        </text:list-item>
        <text:list-item>
          <text:p text:style-name="P38">Cache: A API informa se a resposta é passível de cache ou não</text:p>
        </text:list-item>
        <text:list-item>
          <text:p text:style-name="P38">Interface uniforme: As interfaces (URIs) são consistentes</text:p>
        </text:list-item>
        <text:list-item>
          <text:p text:style-name="P38">Sistema em camadas</text:p>
        </text:list-item>
        <text:list-item>
          <text:p text:style-name="P39"><text:span text:style-name="T60">Código sob demanda: O servidor pode retornar um script a ser executado pelo </text:span><text:span text:style-name="T12">cliente</text:span></text:p>
        </text:list-item>
      </text:list>
      <text:h text:style-name="Heading_20_3" text:outline-level="3">Rest vs Res<text:span text:style-name="T65">t</text:span>ful</text:h>
      <text:p text:style-name="P2"><text:span text:style-name="T12"><text:tab/>Rest é a especificação em si, já restful é uma API que segue os padrões rest. </text:span><text:span text:style-name="T13">O que exatamente restful depende muito da definição que está sendo usada, alguns só consideram uma API restful se ela segue todas constraints.</text:span></text:p>
      <text:h text:style-name="Heading_20_4" text:outline-level="4"><text:span text:style-name="T65">P</text:span>ragmáticos vs Puristas</text:h>
      <text:p text:style-name="Text_20_body"><text:span text:style-name="T2"><text:tab/></text:span><text:span text:style-name="T13">Existem dois tipos de desenvolvedores de API rest, os puristas e pragmáticas. Puristas defendem que todas constraints rest devem ser seguidas. Já os pragmáticos seguem as constraints, porém se uma constraint for causar mais problemas que ganhos eles não a implementam.</text:span></text:p>
      <text:h text:style-name="P26" text:outline-level="2"><text:soft-page-break/>Recurso, <text:span text:style-name="T67">URI e URL</text:span></text:h>
      <text:p text:style-name="P3"><text:tab/><text:span text:style-name="T66">É qualquer coisa exposta na web, é algo que tem importância o suficiente para ser referenciada como uma única coisa num software. Pode ser uma NF, um pedido, um produto, etc. </text:span></text:p>
      <text:p text:style-name="P4"><text:tab/><text:span text:style-name="T67">Todo recurso REST é identificado por uma URI, uma URI é um conjunto de caracteres que tem como objetivo identificar um registro. Uma URL é um tipo de URI que além de identificar um recurso define onde e como (protocolo) ele está disponível. </text:span></text:p>
      <text:p text:style-name="P5"><text:tab/>Uma URI deve ser um substantivo e não um verbo outra boa prática é usar os nomes no plural, para evitar inconsistências (/produto/1 e produtos). <text:span text:style-name="T68">Um recurso pode ser singleton resource ou collection resource, depende de sua quantidade (único/vários)</text:span></text:p>
      <text:h text:style-name="P28" text:outline-level="3">Representação de recurso</text:h>
      <text:p text:style-name="P7"><text:span text:style-name="T69"><text:tab/>Uma representação de um recurso descreve o estado atual do recurso através de um formato definido, pode ser usado XML, JSON, JPG, etc. O formato é definido pelo header</text:span><text:span text:style-name="T14"> Accept</text:span><text:span text:style-name="T69"> no corpo da requisição. </text:span></text:p>
      <text:p text:style-name="P8"><text:tab/>A indicação de qual formato deve ser retornado é chamada de content negotiation porque o client negocia com o servidor qual formato será retornado e o servidor pode negar ou aceitar retornar esse formato de acordo com o suporte.</text:p>
      <text:p text:style-name="P6"><text:tab/><text:span text:style-name="T70">Os media types suportados nas responses dependem das necessidades dos usuários da API.</text:span></text:p>
      <text:list xml:id="list2132947603" text:style-name="L4">
        <text:list-item>
          <text:p text:style-name="P40">Produces pode ser usado para diferenciar duas URLs com mesmo mapeamento</text:p>
        </text:list-item>
      </text:list>
      <text:h text:style-name="Heading_20_3" text:outline-level="3">M<text:span text:style-name="T71">étodos/Status HTTP e recursos</text:span></text:h>
      <text:list xml:id="list1286284958" text:style-name="L5">
        <text:list-item>
          <text:p text:style-name="P42">PUT: <text:span text:style-name="T73">D</text:span>eve atualizar o recurso e não pode ser usado para uma atualização parcial, <text:span text:style-name="T73">se um atributo não for passado/for passado como null ele deve ser definido como null no model</text:span>. <text:span text:style-name="T73">É possível usar para salvar um recurso inexistente passando um ID que ainda não foi criado, mas não é uma boa ideia implementar assim</text:span></text:p>
        </text:list-item>
        <text:list-item>
          <text:p text:style-name="P43">Quando uma collection é retornada vazia não se deve retornar status no nível 400 (especialmente 404). 204 também não é uma boa ideia porque tem conteúdo na response, o melhor status é 200</text:p>
        </text:list-item>
        <text:list-item>
          <text:p text:style-name="P44">Quando um recurso não pode ser excluído porque ele violaria uma FK o correto é capturar a exceção DataIntegrityException e retornar status 400 ou 409 (CONFLICT)</text:p>
        </text:list-item>
        <text:list-item>
          <text:p text:style-name="P41"><text:span text:style-name="T15">PATCH</text:span><text:span text:style-name="T73">: Só atualiza as propriedades especificadas no corpo da requisição, as outras propriedades não são tocadas.</text:span></text:p>
        </text:list-item>
      </text:list>
      <text:h text:style-name="P27" text:outline-level="2">D<text:span text:style-name="T74">omain service </text:span></text:h>
      <text:p text:style-name="P22"><text:tab/><text:span text:style-name="T74">É uma classe da camada de domínio responsável por conter as regras de negócio. O nome das classes, métodos, etc deve seguir as terminologias usadas pelas pessoas do </text:span><text:soft-page-break/><text:span text:style-name="T74">negócio (usuários) e ser consistente. A linguagem usada pelas pessoas do negócio é chamada de língua ubíqua.</text:span></text:p>
      <text:p text:style-name="P22"><text:tab/><text:span text:style-name="T75">Não é uma boa ideia deixar que exceptions da infraestrutura (DataIntegrity, etc) cheguem ao controller, é melhor criar exceções próprias da camada de domain service que sejam específicas do negócio ou uma única exception genérica para todas exceptions de negócio.</text:span></text:p>
      <text:p text:style-name="P22"/>
      <text:h text:style-name="Heading_20_2" text:outline-level="2">Padrão Spec<text:span text:style-name="T77">ification</text:span> (DDD) <text:span text:style-name="T76">para repository</text:span></text:h>
      <text:p text:style-name="P9"><text:tab/><text:span text:style-name="T78">Um Specification encapsula uma restrição (Predicate) de </text:span><text:span text:style-name="T16">que é possível</text:span><text:span text:style-name="T78"> reaproveitar </text:span><text:span text:style-name="T16">s</text:span><text:span text:style-name="T17">pecifications de outras queries e combiná-los para </text:span><text:span text:style-name="T18">criar outras queries</text:span><text:span text:style-name="T17">. </text:span></text:p>
      <text:p text:style-name="P9"><text:span text:style-name="T17"><text:tab/></text:span><text:span text:style-name="T19">O problema desse padrão é que a responsabilidade de definir o spefication é de quem utiliza o repository e não do repositor. </text:span><text:span text:style-name="T22">I</text:span><text:span text:style-name="T19">sso pode causar problemas onde as mesmas specifications são usadas em lugares diferentes, </text:span><text:span text:style-name="T21">c</text:span><text:span text:style-name="T23">riando</text:span><text:span text:style-name="T21"> duplicidade de código e causando problemas na hora da manutenção</text:span><text:span text:style-name="T20"> </text:span><text:span text:style-name="T24">(será necessário alterar em todos lugares em caso de mudança).</text:span></text:p>
      <text:h text:style-name="Heading_20_2" text:outline-level="2">JPA</text:h>
      <text:p text:style-name="Text_20_body"><text:span text:style-name="T2"><text:tab/></text:span><text:span text:style-name="T25">Eager loading não garante que o problema do N+1 será resolvido, é possível que N+1 SELECTs sejam gerados usando EAGER. JOINs só serão usados no lugar de </text:span><text:span text:style-name="T26">múltiplos</text:span><text:span text:style-name="T25"> selects quando o for um WHERE por ID.</text:span></text:p>
      <text:p text:style-name="P10"><text:span text:style-name="T25"><text:tab/></text:span><text:span text:style-name="T2">Quando se usa EAGER só está sendo pedido ao Hibernate que as entidades sejam carregadas ao mesmo tempo, isso não quer dizer que elas vão ser buscadas em um único SELECT.</text:span></text:p>
      <text:p text:style-name="P10"><text:span text:style-name="T2"><text:tab/></text:span><text:span text:style-name="T27">A menos que um sistema tenha muitos acessos simultâneos usar EAGER ou LAZY não tem tanto impacto. O impacto maior ocorre em sistemas vários usuários simultâneos criando vários SELECTs que poderiam ser um único.</text:span></text:p>
      <text:h text:style-name="Heading_20_3" text:outline-level="3"><text:span text:style-name="T79">P</text:span>roxy</text:h>
      <text:p text:style-name="P11"><text:span text:style-name="T2"><text:tab/></text:span><text:span text:style-name="T27">Quando uma entidade que possui associações lazy é buscada, suas associações não ficam null, elas ficam com o valor de um proxy. Um proxy é como se fosse uma </text:span><text:span text:style-name="T28">classe de Mock que herda da entidade e é gerada em tempo de execução. </text:span></text:p>
      <text:p text:style-name="P15"><text:tab/>Quando eu dou Entity.getFoo().getValue() eu não estou dando getValue na entidade lazy da relação, mas em um proxy. Isso é feito para evitar NPE. Quando um método get é chamado em um proxy ele simplesmente busca os dados no banco, aguarda o retorno e depois chama o getter verdadeiro.</text:p>
      <text:p text:style-name="P15"><text:tab/>Quando um proxy é serializado pelo Jackson será gerado um erro dizendo que não foi possível serializar um atributo chamado hibernateLazyInitializer, para resolver esse erro basta usar @JsonIgnoreProperties. </text:p>
      <text:h text:style-name="P29" text:outline-level="3"><text:soft-page-break/>Fetch vs JOIN</text:h>
      <text:p text:style-name="Text_20_body"><text:span text:style-name="T2"><text:tab/></text:span><text:span text:style-name="T29">Quando um join é feito em uma associação XtoOne o join é sempre JOIN FETCH, porém quando a associação é XtoMany o FETCH não é </text:span><text:span text:style-name="T30">incluído</text:span><text:span text:style-name="T29">, fazendo com</text:span><text:span text:style-name="T31"> </text:span><text:span text:style-name="T29">que o problema do N+1 persista, a menos que FETCH seja declarado na query.</text:span></text:p>
      <text:h text:style-name="Heading_20_2" text:outline-level="2"><text:span text:style-name="T63">Ver</text:span><text:span text:style-name="T64">s</text:span><text:span text:style-name="T63">ionamento de SGB</text:span><text:span text:style-name="T64">D</text:span></text:h>
      <text:p text:style-name="P24"><text:tab/>O versionamento de SGBD consiste em criar vários scripts, que devem ser agrupados e ordenados por ordem de execução que tem como objetivo adicionar colunas, criar tabelas, etc para o SGBD.</text:p>
      <text:p text:style-name="P23"><text:span text:style-name="T80"><text:tab/>O método mais simples de </text:span><text:span text:style-name="T32">versionamento consiste em usar arquivos .sql, com a versão no nome (criar-tabela-produtos-v1.sql) que serão executados manualmente seguindo a ordem de versão no SGBD. A principal desvantagem desse método é que não é possível saber qual a versão do schema sem um controle humano, além disso é possível que ocorram erros na hora da execução.</text:span></text:p>
      <text:p text:style-name="P23"><text:span text:style-name="T32"><text:tab/>Atualmente existem várias ferramentas como flyway e liquidbase usadas para versionar os bancos de dados, essas ferramentas armazenam as versões e gerenciam a execução dos sc</text:span><text:span text:style-name="T33">r</text:span><text:span text:style-name="T32">ipts </text:span><text:span text:style-name="T34">automaticamente.</text:span></text:p>
      <text:p text:style-name="P23"><text:span text:style-name="T32"><text:tab/>Independente</text:span><text:span text:style-name="T33"> do método usado para versionar o banco de dados existem duas coisas que devem ser respeitadas:</text:span></text:p>
      <text:list xml:id="list3686078266" text:style-name="L6">
        <text:list-item>
          <text:p text:style-name="P30">Quando um arquivo com a versão do schema for executado ele não deve ser alterado. Alterações devem ir para novos arquivos de versionamento</text:p>
        </text:list-item>
        <text:list-item>
          <text:p text:style-name="P30">O console do SGBD não deve ser usado para realizar mudanças </text:p>
        </text:list-item>
      </text:list>
      <text:h text:style-name="Heading_20_3" text:outline-level="3">FlyWay</text:h>
      <text:p text:style-name="Text_20_body"><text:tab/><text:span text:style-name="T81">É um versionador de SGBD que suporta autoconfiguração via spring-boot. O versionamento funciona com comando DDL. Quando flyway está ativo os arquivos .sql na pasta resources não são executados.</text:span></text:p>
      <text:p text:style-name="Text_20_body"><text:tab/><text:span text:style-name="T82">Para usar FlyWay basta importar a dependência e na pasta resources/db/migration criar arquivos .sql seguindo o padrão (VXXX__DESCRICAO.SQL, </text:span><text:span text:style-name="T35"><text:s/></text:span><text:span text:style-name="T82"><text:s/>V1__CRIAR_TABELA.SQL, por exemplo).</text:span></text:p>
      <text:p text:style-name="P12"><text:tab/><text:span text:style-name="T83">Quando um arquivo de migração é executado o FlyWay cria um registro na tabela flyway_schema_history, esse registro é basicamente a versão, um checksum com o conteúdo do .sql e metadados sobre a execução.</text:span></text:p>
      <text:p text:style-name="P12"><text:span text:style-name="T83"><text:tab/> </text:span><text:span text:style-name="T36">U</text:span><text:span text:style-name="T83">m arquivo só </text:span><text:span text:style-name="T36">p</text:span><text:span text:style-name="T37">ode</text:span><text:span text:style-name="T83"> ser executado uma vez, caso um arquivo seja executado e depois modificado (tanto o conteúdo quanto o nome) dará erro pois o checksum será diferente.</text:span></text:p>
      <text:p text:style-name="P12"><text:tab/><text:span text:style-name="T84">Se algum acidente ocorrer e o arquivo executado não causar nenhuma mudança (ex: um arquivo for executado e estava vazio) basta deletar o arquivo que foi executado e seu registro no DB. Também é possível fazer o procedimento quando o que foi executado no arquivo pode ser desfeito no DB.</text:span></text:p>
      <text:p text:style-name="P12"><text:tab/><text:span text:style-name="T85">O FlyWay tem um ciclo de vida bem definido, para executar scripts baseado no estado atual do ciclo de vida basta criar arquivos com um nome específico, por exemplo: arquivos afterMigrate são executados após inserção.</text:span></text:p>
      <text:p text:style-name="P13"><text:soft-page-break/><text:tab/>Quando um arquivo de versão falha o registro é inserido na tabela de versionamento do flyway, porém sucess tem valor 0. Quando o arquivo for corrigido basta deletar esse registro e rodar a migração novamente. <text:span text:style-name="T86">Também é possível rodar mvn flyway:repair</text:span></text:p>
      <text:h text:style-name="Heading_20_2" text:outline-level="2">Tratamento e modelagem de erros</text:h>
      <text:h text:style-name="Heading_20_2" text:outline-level="2"><text:span text:style-name="T87">ResponseStatusException </text:span><text:span text:style-name="T38">e</text:span><text:span text:style-name="T87"> @ResponseStatus na exceção</text:span></text:h>
      <text:p text:style-name="P14"><text:tab/>ResponseStatusException deve ser usado quando se quer retornar status diferentes para uma mesma classe e @ResponseStatus deve ser usado quando esse não é caso. ResponseStatusException possui subclasses para casos (status) específicos <text:span text:style-name="T88">e é possível herdar dela para gerar exceções específicas.</text:span></text:p>
      <text:p text:style-name="P16"><text:span text:style-name="T87"><text:tab/>Vale notar que não é uma boa prática usar Exceptions com conhecimento sobre o protocolo HTTP fora da camada de controller. <text:s/>@ResponseStatus </text:span><text:span text:style-name="T38">e</text:span><text:span text:style-name="T39">m uma</text:span><text:span text:style-name="T87"> exceção de domínio também não é o ideal, apesar de ser melhor do que o anterior.</text:span></text:p>
      <text:h text:style-name="Heading_20_2" text:outline-level="2">Granularidade de exceptions</text:h>
      <text:p text:style-name="Text_20_body"><text:tab/><text:span text:style-name="T89">Em alguns casos não é uma boa ideia ter exceptions muito genéricas (granularidade mais </text:span><text:span text:style-name="T40">g</text:span><text:span text:style-name="T41">rossa</text:span><text:span text:style-name="T89">). A pergunta que deve ser feita para diferenciar esse caso dos casos onde é melhor ter mais exceptions é: Quem for usar o código deve fazer coisas diferentes dependendo da exception capturada?</text:span></text:p>
      <text:p text:style-name="Text_20_body"><text:tab/>Se<text:span text:style-name="T89"> a resposta para pergunta for sim é melhor ter exceptions com granularidade mais fina. As classes das exceptions não vão fazer grande diferença no tamanho/complexidade do projeto.</text:span></text:p>
      <text:h text:style-name="Heading_20_2" text:outline-level="2">ExceptionHandler</text:h>
      <text:p text:style-name="Text_20_body"><text:tab/><text:span text:style-name="T90">ExceptionHandler é disparado tanto pela exceção sendo lançada quanto pela exceção sendo a causa (construtor String message, Throwable cause) de uma outra exception que não tem ExceptionHandler próprio. </text:span></text:p>
      <text:p text:style-name="P17"><text:tab/><text:span text:style-name="T90">Um ExceptionHandler declarado em um controlador só vai capturar exceções daquele controller. Se uma exceção herdar de outra e existir um handler para a exceção pai e outro para a exceção específica o handler mais específico será usado.</text:span></text:p>
      <text:h text:style-name="Heading_20_2" text:outline-level="2">ResponseEntityExceptionHandler</text:h>
      <text:p text:style-name="Text_20_body"><text:s/><text:tab/><text:span text:style-name="T91">É uma classe que pode ser herdada por um ControllerAdvice e possibilita definir o que será retornado nas responses padrão do Spring (405, 415, etc). Por padrão será retornada uma response sem body, mas é possível sobreescrever o método</text:span></text:p>
      <text:h text:style-name="Heading_20_2" text:outline-level="2"><text:soft-page-break/>RFC 7807</text:h>
      <text:p text:style-name="Text_20_body"><text:tab/><text:span text:style-name="T92">É uma especificação que padroniza as responses de erro para APIs REST. Ela define que uma response de erro deve ter:</text:span></text:p>
      <text:list xml:id="list2768667881" text:style-name="L7">
        <text:list-item>
          <text:p text:style-name="P46"><text:span text:style-name="T93">Status</text:span>: valor inteiro do status http</text:p>
        </text:list-item>
        <text:list-item>
          <text:p text:style-name="P46"><text:span text:style-name="T93">Type</text:span>: URI usada para identificar o problema. Se a URI for uma URL ela pode ou não ser acessível pela web. Ela não precisa existir de fato, só deve identificar o recurso</text:p>
        </text:list-item>
        <text:list-item>
          <text:p text:style-name="P45"><text:span text:style-name="T93">Tittle: texto legível para humanos que </text:span><text:span text:style-name="T42">d</text:span><text:span text:style-name="T43">eve ser o mesmo para um mesmo tipo de erro (ex: “Recurso em uso”)</text:span></text:p>
        </text:list-item>
        <text:list-item>
          <text:p text:style-name="P47"><text:span text:style-name="T50">Detail</text:span><text:span text:style-name="T2">: </text:span><text:span text:style-name="T44">descreve o erro e pode sugerir como corrigi-lo. </text:span><text:span text:style-name="T45">Os consumidores não devem tentar interpretar essa informação para tomar decisões no código</text:span></text:p>
        </text:list-item>
        <text:list-item>
          <text:p text:style-name="P48"><text:span text:style-name="T50">Instance</text:span><text:span text:style-name="T2">: URI opcional que identifica a ocorrência exata do erro. </text:span><text:span text:style-name="T46">É bem pouco usada</text:span></text:p>
        </text:list-item>
        <text:list-item>
          <text:p text:style-name="P49"><text:span text:style-name="T50">Extensões</text:span><text:span text:style-name="T2">: É possível adicionar outros campos a response de erro como um timestamp, um id, etc de acordo com a necessidade</text:span></text:p>
        </text:list-item>
      </text:list>
      <text:p text:style-name="P18"><text:span text:style-name="T49"><text:tab/></text:span><text:span text:style-name="T47">As responses não devem ser usadas para debug e por isso não é uma boa prática adicionar detalhes da exceção, como por exemplo a stack trace. </text:span></text:p>
      <text:p text:style-name="P18"><text:span text:style-name="T47"><text:tab/></text:span><text:span text:style-name="T48">Nem toda responses precisam de um corpo com erro em alguns casos, como por exemplo ao passar um XML para uma API que só aceita JSON não é necessário um corpo detalhando o erro já que o mesmo é óbvio.</text:span></text:p>
      <text:h text:style-name="Heading_20_1" text:outline-level="1"><text:span text:style-name="T94">T</text:span>estes de integração <text:span text:style-name="T95">e testes de API</text:span></text:h>
      <text:p text:style-name="Text_20_body"><text:tab/><text:span text:style-name="T95">Testes de integração validam o funcionamento dos componentes do software em conjunto. Um teste de API é um teste que valida os endpoints de uma API passando dados de mock e verificando se o resultado/contrato é o esperado, esse tipo de teste pode ser considerado por alguns um tipo de teste de integração.</text:span></text:p>
      <text:p text:style-name="Text_20_body"><text:tab/><text:span text:style-name="T96">Testes de integração e testes de API podem ser escritos com JUnit assim como testes unitários. Diferente do que ocorre em testes unitários é necessário subir o Spring, aumentando o tempo de testes. O starter de testes é o spring-starter-tests.</text:span></text:p>
      <text:p text:style-name="Text_20_body"><text:tab/>Testes<text:span text:style-name="T99"> de API devem ser focados em testar se o contrato da API foi quebrado, por exemplo, se um endpoint que deveria retornar 404 ao não encontrar algo retornou 500 e coisas assim.</text:span></text:p>
      <text:h text:style-name="Heading_20_2" text:outline-level="2">Maven-failsafe-plugin</text:h>
      <text:p text:style-name="Text_20_body"><text:tab/><text:span text:style-name="T97">É um plugin utilizado para não executar os testes de integração automaticamente toda vez que for necessário fazer um build, de modo que só é possível executar testes por meio do comando mvn verify.</text:span></text:p>
      <text:p text:style-name="Text_20_body"><text:soft-page-break/><text:tab/><text:span text:style-name="T97">Para que o plugin diferencie classes de testes normais de classes de testes de integração é necessário adiciona o sufixo IT no final do nome da classe.</text:span></text:p>
      <text:h text:style-name="Heading_20_2" text:outline-level="2">Banco de dados de teste</text:h>
      <text:p text:style-name="Text_20_body"><text:tab/><text:span text:style-name="T98">É uma ideia criar um banco de dados (schema) exclusivo para testes de Api e testes de integração. Para criar esse banco basta definir um application-test.properties em <text:s/>src/test/resources e anotar a classe de testes com @TestPropertySource</text:span></text:p>
      <text:h text:style-name="Heading_20_1" text:outline-level="1">Dicas e boas práticas</text:h>
      <text:h text:style-name="Heading_20_2" text:outline-level="2">Transações</text:h>
      <text:p text:style-name="P19"><text:span text:style-name="T100"><text:tab/>Por padrão as transações do Spring tem seu escopo </text:span><text:span text:style-name="T51">definido</text:span><text:span text:style-name="T100"> dentro dos métodos de JpaRepository e por isso é uma boa prática anotar métodos públicos de service com Transactional.</text:span></text:p>
      <text:p text:style-name="P19"><text:tab/><text:span text:style-name="T108">Ações só são aplicadas no banco de dados ao final da transação, no término da execução do método. Isso quer dizer que erros como EmptyDataSetResult, </text:span><text:span text:style-name="T52">DataIntegrityViolationException, etc não podem ser capturados dentro de um método de service com @Transactional por padrão já que o erro ocorrerá após </text:span><text:span text:style-name="T53">o término</text:span><text:span text:style-name="T52"> da execução método, fora de um try/catch.</text:span></text:p>
      <text:p text:style-name="P19"><text:span text:style-name="T52"><text:tab/>Para capturar essas exceções é necessário dar flush na sessão de dentro do método </text:span><text:span text:style-name="T54">para incluir as alterações no SGBD. </text:span><text:span text:style-name="T55">O flush ocorre </text:span><text:span text:style-name="T56">automaticamente</text:span><text:span text:style-name="T55"> em alguns casos, como quando ocorre uma SELECT após um DML.</text:span></text:p>
      <text:h text:style-name="Heading_20_2" text:outline-level="2">Ignorando propriedades em objetos que compões outros</text:h>
      <text:p text:style-name="P20"><text:tab/>É possível anotar um objeto compondo outro com @JsonIgnoreProperties para que as propriedades daquele objeto sejam ignoradas quando ele for serializado de dentro do objeto pai.</text:p>
      <text:p text:style-name="P20"><text:tab/><text:span text:style-name="T101">Também é possível usar allowGetters quando um atributo deve ser serializado, mas não pode ser desserializado. </text:span></text:p>
      <text:h text:style-name="Heading_20_2" text:outline-level="2">Boas práticas para data e hora</text:h>
      <text:list xml:id="list3073357446" text:style-name="L8">
        <text:list-item>
          <text:p text:style-name="P50">Usar ISO-8601 (YYYY-mm-DDThh:mm:ss FUSO<text:span text:style-name="T102">)</text:span> como formato de data e hora</text:p>
        </text:list-item>
        <text:list-item>
          <text:p text:style-name="P51">Aceitar qualquer fuso horário e converter o fuso para o que está sendo usado na API</text:p>
        </text:list-item>
        <text:list-item>
          <text:p text:style-name="P52">Armazenar data/hora com o fuso horário em UTC (GMT) e retornar em UTC</text:p>
        </text:list-item>
        <text:list-item>
          <text:p text:style-name="P53">Não incluir horário se não for necessário para evitar que uma data seja convertida para outro dia em um fuso horário diferente</text:p>
        </text:list-item>
        <text:list-item>
          <text:p text:style-name="P53">Utilizar OffSetDateTime para ter fuso nos horários</text:p>
        </text:list-item>
        <text:list-item>
          <text:p text:style-name="P54"><text:soft-page-break/>Definir o TimeZone no @SpringBootApplication</text:p>
        </text:list-item>
      </text:list>
      <text:h text:style-name="Heading_20_2" text:outline-level="2">DTO</text:h>
      <text:p text:style-name="P21"><text:tab/>Existem vários casos onde um atributo pode ser incluído numa response de GET, mas não pode ser incluído numa response de POST/criação. <text:span text:style-name="T103">Nesses casos é melhor criar um DTO específico para a entrada de dados. Também é recomendado fazer o mesmo quando um DTO existente não atende as necessidades de response.</text:span></text:p>
      <text:h text:style-name="Heading_20_3" text:outline-level="3">ModelMapper</text:h>
      <text:p text:style-name="Text_20_body"><text:tab/><text:span text:style-name="T104">É uma lib que resolve o problema de mapeamento de objetos e conversão de um objeto de um tipo para um objeto de outro tipo (DTO para entity e vice-versa). Para que isso seja possível é usado um esquema de correspondência de atributos.</text:span></text:p>
      <text:p text:style-name="Text_20_body"><text:tab/><text:span text:style-name="T105">A estratégia para correspondência padrão é separar o nome dos atributos em pedaços chamados de token com base no padrão camel-case (nomePessoa seria separado em nome/pessoa).</text:span></text:p>
      <text:p text:style-name="Text_20_body"><text:tab/><text:span text:style-name="T105">Para cada token é procurado um correspondente, exemplo: dado os tokens nome e pessoa poderia ser encontrado um atributo nome dentro de um objeto pessoa que compõe o objeto a ser convertido.</text:span></text:p>
      <text:p text:style-name="Text_20_body"><text:tab/><text:span text:style-name="T106">A correspondência de um token segue as seguintes regras:</text:span></text:p>
      <text:list xml:id="list259286332" text:style-name="L9">
        <text:list-item>
          <text:p text:style-name="P55">Um token deve ter um correspondente exato <text:span text:style-name="T107">ou o atributo será null</text:span></text:p>
        </text:list-item>
        <text:list-item>
          <text:p text:style-name="P55">A ordem em que os token aparecem não é levada em conta</text:p>
        </text:list-item>
        <text:list-item>
          <text:p text:style-name="P56">O token que define o atributo deve ter um correspondent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ndara Light" svg:font-family="'Candara Light'" style:font-adornments="Negrito"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ndara Light" fo:font-family="'Candara Light'" style:font-style-name="Negrito" style:font-family-generic="swiss" style:font-pitch="variable" fo:font-size="14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4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2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5%"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25T21:42:49.567000000</meta:creation-date>
    <meta:editing-duration>PT14H41M5S</meta:editing-duration>
    <meta:editing-cycles>107</meta:editing-cycles>
    <meta:generator>LibreOffice/6.3.4.2$Windows_X86_64 LibreOffice_project/60da17e045e08f1793c57c00ba83cdfce946d0aa</meta:generator>
    <dc:date>2021-09-18T11:33:59.655000000</dc:date>
    <meta:document-statistic meta:table-count="0" meta:image-count="0" meta:object-count="0" meta:page-count="9" meta:paragraph-count="134" meta:word-count="3059" meta:character-count="18284" meta:non-whitespace-character-count="15317"/>
    <meta:template xlink:type="simple" xlink:actuate="onRequest" xlink:title="modelo" xlink:href="../../AppData/Roaming/LibreOffice/4/user/template/modelo.ott" meta:date="2021-08-25T21:42:49.346000000"/>
  </office:meta>
</office:document-meta>
</file>